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f247" officeooo:paragraph-rsid="0006f247"/>
    </style:style>
    <style:style style:name="P2" style:family="paragraph" style:parent-style-name="Standard">
      <style:paragraph-properties fo:text-align="start" style:justify-single-word="false"/>
      <style:text-properties officeooo:rsid="0006f247" officeooo:paragraph-rsid="0006f247"/>
    </style:style>
    <style:style style:name="P3" style:family="paragraph" style:parent-style-name="Standard">
      <style:paragraph-properties fo:text-align="start" style:justify-single-word="false"/>
      <style:text-properties officeooo:rsid="00088342" officeooo:paragraph-rsid="00088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4</text:p>
      <text:p text:style-name="P1"/>
      <text:p text:style-name="P2">Types de câble :</text:p>
      <text:p text:style-name="P2">- Câble en cuivre : Impulsions électriques</text:p>
      <text:p text:style-name="P2">- Câble à fibre optique : Variations lumineuses</text:p>
      <text:p text:style-name="P2">- Sans fil : Variations de transmission d’hyper-fréquences</text:p>
      <text:p text:style-name="P2"/>
      <text:p text:style-name="P2">Normes :</text:p>
      <text:p text:style-name="P2">- ISO</text:p>
      <text:p text:style-name="P2">- TIA/EIA</text:p>
      <text:p text:style-name="P2">- UIT</text:p>
      <text:p text:style-name="P2">- ANSI</text:p>
      <text:p text:style-name="P2">- IEEE</text:p>
      <text:p text:style-name="P2">- CSA</text:p>
      <text:p text:style-name="P2"/>
      <text:p text:style-name="P3">Code Manchester :</text:p>
      <text:p text:style-name="P3">Haute tension → 1</text:p>
      <text:p text:style-name="P3">Basse tension → 0</text:p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02:47.268907963</meta:creation-date>
    <dc:date>2018-12-10T13:21:00.088529407</dc:date>
    <meta:editing-duration>PT8M2S</meta:editing-duration>
    <meta:editing-cycles>1</meta:editing-cycles>
    <meta:document-statistic meta:table-count="0" meta:image-count="0" meta:object-count="0" meta:page-count="1" meta:paragraph-count="15" meta:word-count="54" meta:character-count="268" meta:non-whitespace-character-count="229"/>
    <meta:generator>LibreOffice/5.2.7.2$Linux_X86_64 LibreOffice_project/20m0$Build-2</meta:generator>
  </office:meta>
</office:document-meta>
</file>